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line-height="0.1666in"/>
    </style:style>
    <style:style style:name="T13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14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15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line-height="0.1666in"/>
    </style:style>
    <style:style style:name="T25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7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2" style:parent-style-name="Standard" style:family="paragraph">
      <style:paragraph-properties fo:margin-top="0.1666in" fo:line-height="0.1666in"/>
    </style:style>
    <style:style style:name="T33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line-height="0.1666in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line-height="0.1666in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line-height="0.1666in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line-height="0.1666in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line-height="0.1666in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75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line-height="0.1666in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1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line-height="0.1666in"/>
    </style:style>
    <style:style style:name="T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8" style:parent-style-name="Internetlink" style:family="text">
      <style:text-properties style:font-name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line-height="0.1666in"/>
      <style:text-properties style:font-name="Times New Roman" style:font-name-complex="Times New Roman" fo:font-size="12pt" style:font-size-asian="12pt" style:font-size-complex="12pt"/>
    </style:style>
    <style:style style:name="P91" style:parent-style-name="ListParagraph" style:family="paragraph">
      <style:paragraph-properties fo:margin-top="0.1666in" fo:line-height="0.1666in"/>
    </style:style>
    <style:style style:name="T92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93" style:parent-style-name="ListParagraph" style:family="paragraph">
      <style:paragraph-properties fo:margin-top="0.1666in" fo:margin-bottom="0.1666in" fo:line-height="0.1666in"/>
    </style:style>
    <style:style style:name="T94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95" style:parent-style-name="ListParagraph" style:family="paragraph">
      <style:paragraph-properties fo:margin-top="0.1666in" fo:margin-bottom="0.1666in" fo:line-height="0.1666in"/>
    </style:style>
    <style:style style:name="T96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ListParagraph" style:family="paragraph">
      <style:paragraph-properties fo:margin-top="0.1666in" fo:margin-bottom="0.1666in" fo:line-height="0.1666in"/>
    </style:style>
    <style:style style:name="T99" style:parent-style-name="DefaultParagraphFont" style:family="text">
      <style:text-properties style:font-name="Times New Roman" style:font-name-complex="Times New Roman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00" style:parent-style-name="Standard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5" style:parent-style-name="Standard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5" style:parent-style-name="Standard" style:family="paragraph">
      <style:paragraph-properties fo:margin-top="0.1666in" fo:margin-bottom="0.1666in" fo:margin-left="0.5in">
        <style:tab-stops/>
      </style:paragraph-properties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8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0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2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4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1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margin-top="0.1666in" fo:margin-bottom="0.1666in"/>
    </style:style>
    <style:style style:name="T15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1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1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6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1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T1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74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5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6" style:parent-style-name="Standard" style:family="paragraph">
      <style:paragraph-properties fo:break-before="page" fo:margin-top="0.1666in" fo:margin-bottom="0.1666in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2" style:parent-style-name="Standard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P1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</style:style>
    <style:style style:name="T19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 fo:background-color="#FFFF00"/>
    </style:style>
    <style:style style:name="P19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96" style:parent-style-name="Standard" style:family="paragraph">
      <style:paragraph-properties fo:margin-top="0.1666in"/>
      <style:text-properties style:font-name="Times New Roman" style:font-name-complex="Times New Roman" fo:font-size="12pt" style:font-size-asian="12pt" style:font-size-complex="12pt"/>
    </style:style>
    <style:style style:name="P197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99" style:parent-style-name="Standard" style:family="paragraph">
      <style:paragraph-properties fo:margin-bottom="0.1666in"/>
      <style:text-properties style:font-name="Times New Roman" style:font-name-complex="Times New Roman" fo:font-size="12pt" style:font-size-asian="12pt" style:font-size-complex="12pt" fo:background-color="#FFFF00"/>
    </style:style>
    <style:style style:name="P200" style:parent-style-name="Standard" style:family="paragraph">
      <style:paragraph-properties fo:margin-top="0.1666in" fo:margin-bottom="0.1666in"/>
    </style:style>
    <style:style style:name="T20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4" style:parent-style-name="Standard" style:family="paragraph">
      <style:paragraph-properties fo:break-before="page" fo:margin-top="0.1666in" fo:margin-bottom="0.1666in"/>
    </style:style>
    <style:style style:name="T20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/>
    </style:style>
    <style:style style:name="T22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5" style:parent-style-name="Standard" style:family="paragraph">
      <style:paragraph-properties fo:margin-top="0.1666in" fo:margin-bottom="0.1666in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42" style:parent-style-name="Standard" style:family="paragraph">
      <style:paragraph-properties fo:margin-top="0.1666in" fo:margin-bottom="0.1666in"/>
    </style:style>
    <style:style style:name="T24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5" style:parent-style-name="DefaultParagraphFont" style:family="text">
      <style:text-properties style:font-name="Times New Roman" style:font-name-complex="Times New Roman" fo:color="#202122" fo:font-size="12pt" style:font-size-asian="12pt" style:font-size-complex="12pt" fo:background-color="#FFFFFF"/>
    </style:style>
    <style:style style:name="P246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6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7" style:parent-style-name="Standard" style:family="paragraph">
      <style:paragraph-properties fo:break-before="page" fo:margin-top="0.1666in" fo:margin-bottom="0.1666in"/>
    </style:style>
    <style:style style:name="T25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</style:style>
    <style:style style:name="T27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275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276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277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4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85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86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87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8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89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P290" style:parent-style-name="Standard" style:family="paragraph">
      <style:paragraph-properties fo:margin-top="0.1666in" fo:margin-bottom="0.1666in"/>
    </style:style>
    <style:style style:name="T29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94" style:parent-style-name="Standard" style:family="paragraph">
      <style:paragraph-properties fo:margin-top="0.1666in" fo:margin-bottom="0.1666in"/>
    </style:style>
    <style:style style:name="T29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Strong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T298" style:parent-style-name="DefaultParagraphFon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99" style:parent-style-name="DefaultParagraphFont" style:family="text">
      <style:text-properties style:font-name="Times New Roman" style:font-name-complex="Times New Roman" fo:color="#000000" fo:font-size="12pt" style:font-size-asian="12pt" style:font-size-complex="12pt" fo:background-color="#FFFFFF"/>
    </style:style>
    <style:style style:name="P300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1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2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4" style:parent-style-name="Standard" style:family="paragraph">
      <style:paragraph-properties fo:break-before="page"/>
    </style:style>
    <style:style style:name="T31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</style:style>
    <style:style style:name="T31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</style:style>
    <style:style style:name="T32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38" style:parent-style-name="Standard" style:family="paragraph">
      <style:paragraph-properties fo:margin-top="0.1666in" fo:margin-bottom="0.1666in"/>
    </style:style>
    <style:style style:name="T33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4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49" style:parent-style-name="Standard" style:family="paragraph">
      <style:paragraph-properties fo:margin-top="0.1666in" fo:margin-bottom="0.1666in"/>
    </style:style>
    <style:style style:name="T35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4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6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</style:style>
    <style:style style:name="T36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7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73" style:parent-style-name="Normal" style:family="paragraph">
      <style:text-properties fo:hyphenate="true"/>
    </style:style>
    <style:style style:name="T37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asian="Times New Roman" style:font-name-complex="Times New Roman" fo:color="#333333" fo:font-size="12pt" style:font-size-asian="12pt" style:font-size-complex="12pt" fo:background-color="#FFFFFF" style:language-asian="en" style:country-asian="IN"/>
    </style:style>
    <style:style style:name="T377" style:parent-style-name="DefaultParagraphFont" style:family="text">
      <style:text-properties style:font-name="Times New Roman" style:font-name-asian="Times New Roman" style:font-name-complex="Times New Roman" fo:color="#333333" fo:font-size="12pt" style:font-size-asian="12pt" style:font-size-complex="12pt" fo:background-color="#FFFFFF" style:language-asian="en" style:country-asian="IN"/>
    </style:style>
    <style:style style:name="T378" style:parent-style-name="DefaultParagraphFont" style:family="text">
      <style:text-properties style:font-name="Times New Roman" style:font-name-asian="Times New Roman" style:font-name-complex="Times New Roman" fo:color="#333333" fo:font-size="12pt" style:font-size-asian="12pt" style:font-size-complex="12pt" fo:background-color="#FFFFFF" style:language-asian="en" style:country-asian="IN"/>
    </style:style>
    <style:style style:name="T379" style:parent-style-name="DefaultParagraphFont" style:family="text">
      <style:text-properties style:font-name="Times New Roman" style:font-name-asian="Times New Roman" style:font-name-complex="Times New Roman" fo:color="#333333" fo:font-size="12pt" style:font-size-asian="12pt" style:font-size-complex="12pt" style:language-asian="en" style:country-asian="IN"/>
    </style:style>
    <style:style style:name="P38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4" style:parent-style-name="Standard" style:family="paragraph">
      <style:paragraph-properties fo:margin-top="0.1666in" fo:margin-bottom="0.1666in"/>
    </style:style>
    <style:style style:name="T385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7" style:parent-style-name="NoneA" style:family="text">
      <style:text-properties style:font-name="Times New Roman" style:font-name-asian="Cambria" style:font-name-complex="Times New Roman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89" style:parent-style-name="Standard" style:family="paragraph">
      <style:paragraph-properties fo:margin-top="0.1666in" fo:margin-bottom="0.1666in"/>
    </style:style>
    <style:style style:name="T39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2" style:parent-style-name="Standard" style:family="paragraph">
      <style:paragraph-properties fo:margin-top="0.1666in" fo:margin-bottom="0.1666in"/>
    </style:style>
    <style:style style:name="T39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complex="Times New Roman" fo:color="#3A3A3A" fo:font-size="12pt" style:font-size-asian="12pt" style:font-size-complex="12pt" fo:background-color="#FFFFFF"/>
    </style:style>
    <style:style style:name="P39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7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99" style:parent-style-name="Standard" style:family="paragraph">
      <style:paragraph-properties fo:margin-top="0.1666in" fo:margin-bottom="0.1666in"/>
    </style:style>
    <style:style style:name="T400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0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4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0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6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0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08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09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0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11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2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13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4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15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416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17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8" style:parent-style-name="Standard" style:family="paragraph">
      <style:paragraph-properties fo:margin-top="0.1666in" fo:margin-bottom="0.1666in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20" style:parent-style-name="Standard" style:family="paragraph">
      <style:paragraph-properties fo:break-before="page" fo:margin-top="0.1666in" fo:margin-bottom="0.1666in"/>
    </style:style>
    <style:style style:name="T42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2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3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5" style:parent-style-name="NormalWeb" style:family="paragraph">
      <style:paragraph-properties style:vertical-align="baseline" fo:margin-top="0in" fo:margin-bottom="0.275in" fo:background-color="#FFFFFF"/>
    </style:style>
    <style:style style:name="T426" style:parent-style-name="DefaultParagraphFont" style:family="text">
      <style:text-properties fo:font-weight="bold" style:font-weight-asian="bold"/>
    </style:style>
    <style:style style:name="P427" style:parent-style-name="Normal" style:family="paragraph">
      <style:paragraph-properties fo:widows="2" fo:orphans="2" fo:margin-bottom="0.275in" fo:background-color="#FFFFFF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style:style style:name="P428" style:parent-style-name="Normal" style:family="paragraph">
      <style:paragraph-properties fo:widows="2" fo:orphans="2" fo:margin-bottom="0.1333in" fo:margin-left="0.8645in" fo:background-color="#FFFFFF">
        <style:tab-stops>
          <style:tab-stop style:type="left" style:position="-0.364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style:style style:name="P429" style:parent-style-name="Normal" style:family="paragraph">
      <style:paragraph-properties fo:widows="2" fo:orphans="2" fo:margin-bottom="0.1333in" fo:margin-left="0.8645in" fo:background-color="#FFFFFF">
        <style:tab-stops>
          <style:tab-stop style:type="left" style:position="-0.364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style:style style:name="P430" style:parent-style-name="Normal" style:family="paragraph">
      <style:paragraph-properties fo:widows="2" fo:orphans="2" fo:margin-bottom="0.1333in" fo:margin-left="0.8645in" fo:background-color="#FFFFFF">
        <style:tab-stops>
          <style:tab-stop style:type="left" style:position="-0.364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style:style style:name="P431" style:parent-style-name="Normal" style:family="paragraph">
      <style:paragraph-properties fo:widows="2" fo:orphans="2" fo:margin-bottom="0.1333in" fo:margin-left="0.8645in" fo:background-color="#FFFFFF">
        <style:tab-stops>
          <style:tab-stop style:type="left" style:position="-0.364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style:style style:name="P432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34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37" style:parent-style-name="Standard" style:family="paragraph">
      <style:paragraph-properties fo:margin-top="0.1666in" fo:margin-bottom="0.1666in"/>
    </style:style>
    <style:style style:name="T438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4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41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2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3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4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5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6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7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8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49" style:parent-style-name="Standard" style:family="paragraph">
      <style:paragraph-properties fo:margin-top="0.1666in" fo:margin-bottom="0.1666in"/>
      <style:text-properties style:font-name="Times New Roman" style:font-name-complex="Times New Roman" fo:font-size="12pt" style:font-size-asian="12pt" style:font-size-complex="12pt"/>
    </style:style>
    <style:style style:name="P450" style:parent-style-name="Standard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Interviews and news articles:<text:tab/></text:p>
        </text:list-item>
      </text:list>
      <text:list text:style-name="WWNum4" text:continue-numbering="true">
        <text:list-item>
          <text:list>
            <text:list-item>
              <text:p text:style-name="P12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3">http://everythingexper</text:span><text:bookmark-start text:name="_Hlt86217644"/><text:bookmark-start text:name="_Hlt86217645"/><text:span text:style-name="T14">i</text:span><text:bookmark-end text:name="_Hlt86217644"/><text:bookmark-end text:name="_Hlt86217645"/><text:span text:style-name="T15">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</text:span><text:bookmark-start text:name="_Hlt86217655"/><text:bookmark-start text:name="_Hlt86217656"/><text:span text:style-name="T20">w</text:span><text:bookmark-end text:name="_Hlt86217655"/><text:bookmark-end text:name="_Hlt86217656"/><text:span text:style-name="T21">w.indiatoday.in/education-today/featurephilia/story/meet-starbucks-marketing-brain-growth-india-</text:span><text:span text:style-name="T22">963235-2017-03-01</text:span></text:a><text:span text:style-name="T23"><text:s/>(January 2018)</text:span></text:p>
            </text:list-item>
            <text:list-item>
              <text:p text:style-name="P24"><text:a xlink:href="https://brandequity.economictimes.indiatimes.com/news/marketing/for-starbucks-india-it-is-all-about-creating-the-third-place-experience/56140266" office:target-frame-name="_top" xlink:show="replace"><text:span text:style-name="T25">https://brandequity.economictimes.indiatimes.co</text:span><text:bookmark-start text:name="_Hlt86173885"/><text:bookmark-start text:name="_Hlt86173886"/><text:span text:style-name="T26">m</text:span><text:bookmark-end text:name="_Hlt86173885"/><text:bookmark-end text:name="_Hlt86173886"/><text:span text:style-name="T27">/news/marketi</text:span><text:span text:style-name="T28">ng/for-starbucks-india-it-is-</text:span><text:bookmark-start text:name="_Hlt86217663"/><text:bookmark-start text:name="_Hlt86217664"/><text:span text:style-name="T29">a</text:span><text:bookmark-end text:name="_Hlt86217663"/><text:bookmark-end text:name="_Hlt86217664"/><text:span text:style-name="T30">ll-about-creating-the-third-place-experience/56140266</text:span></text:a><text:span text:style-name="T31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32"><text:a xlink:href="https://stories.starbucks.com/stories/2012/starbucks-announces-beverage-innovation-using-green-coffee-extract-with-sta/" office:target-frame-name="_top" xlink:show="replace"><text:span text:style-name="T33">https://stories.sta</text:span><text:span text:style-name="T34">rbucks.com/stories/2012/starbucks-announces-beverage-innovation-using-green-coffee-extract-w</text:span><text:bookmark-start text:name="_Hlt86218514"/><text:bookmark-start text:name="_Hlt86218515"/><text:span text:style-name="T35">i</text:span><text:bookmark-end text:name="_Hlt86218514"/><text:bookmark-end text:name="_Hlt86218515"/><text:span text:style-name="T36">th-sta/</text:span></text:a><text:span text:style-name="T37"><text:line-break/></text:span></text:p>
        </text:list-item>
        <text:list-item>
          <text:p text:style-name="P38"><text:span text:style-name="T39">Starbucks India menu (without prices):<text:s/></text:span><text:a xlink:href="https://www.starbucks.in/menu-list" office:target-frame-name="_top" xlink:show="replace"><text:span text:style-name="T40">https://www</text:span><text:bookmark-start text:name="_Hlt86218524"/><text:bookmark-start text:name="_Hlt86218525"/><text:span text:style-name="T41">.</text:span><text:bookmark-end text:name="_Hlt86218524"/><text:bookmark-end text:name="_Hlt86218525"/><text:span text:style-name="T42">starbucks.in/menu-list</text:span></text:a><text:span text:style-name="T43"><text:line-break/></text:span></text:p>
        </text:list-item>
        <text:list-item>
          <text:p text:style-name="P44"><text:span text:style-name="T45">Starbucks CP, New Delhi men</text:span><text:span text:style-name="T46">u:<text:s/></text:span><text:a xlink:href="https://magicpin.in/New-Delhi/Connaught-Place-(Cp)/Restaurant/Starbucks/store/1217/menu/" office:target-frame-name="_top" xlink:show="replace"><text:span text:style-name="T47">https://</text:span><text:bookmark-start text:name="_Hlt86218529"/><text:bookmark-start text:name="_Hlt86218530"/><text:span text:style-name="T48">m</text:span><text:bookmark-end text:name="_Hlt86218529"/><text:bookmark-end text:name="_Hlt86218530"/><text:span text:style-name="T49">agicpin.in/New-Delhi/Connaught-Place-(Cp)/Restaurant/Starbucks/store/1217/menu/</text:span></text:a><text:span text:style-name="T50"><text:line-break/></text:span></text:p>
        </text:list-item>
        <text:list-item>
          <text:p text:style-name="P51"><text:span text:style-name="T52">Starbucks Corporation’s Marketing Mix (4Ps) Analysis (201</text:span><text:span text:style-name="T53">9):<text:s/></text:span><text:a xlink:href="http://panmore.com/starbucks-coffee-marketing-mix-4ps-analysis" office:target-frame-name="_top" xlink:show="replace"><text:span text:style-name="T54">http://panmore.com/starbucks-coffee-marketing-mix-4</text:span><text:bookmark-start text:name="_Hlt86219033"/><text:bookmark-start text:name="_Hlt86219034"/><text:span text:style-name="T55">p</text:span><text:bookmark-end text:name="_Hlt86219033"/><text:bookmark-end text:name="_Hlt86219034"/><text:span text:style-name="T56">s-analysis</text:span></text:a><text:span text:style-name="T57"><text:line-break/></text:span></text:p>
        </text:list-item>
        <text:list-item>
          <text:p text:style-name="P58"><text:span text:style-name="T59">Starbucks India Marketing Strategy (2016):<text:s/></text:span><text:a xlink:href="https://www.slideshare.net/Rjrockzcool/starbucks-india-marketing-strategy" office:target-frame-name="_top" xlink:show="replace"><text:span text:style-name="T60">https://www.slideshare.net/Rjrockzcool/starbucks-india-marketing-stra</text:span><text:bookmark-start text:name="_Hlt86219040"/><text:bookmark-start text:name="_Hlt86219041"/><text:span text:style-name="T61">t</text:span><text:bookmark-end text:name="_Hlt86219040"/><text:bookmark-end text:name="_Hlt86219041"/><text:span text:style-name="T62">egy</text:span></text:a><text:span text:style-name="T63"><text:s/></text:span><text:span text:style-name="T64"><text:line-break/></text:span></text:p>
        </text:list-item>
        <text:list-item>
          <text:p text:style-name="P65"><text:span text:style-name="T66">Entry of Starbucks in Indian Market (2016):<text:s/></text:span><text:a xlink:href="https://www.researchgate.net/publication/316600552_Case_Study-_Entry_of_Starbucks_in_Indian_Market" office:target-frame-name="_top" xlink:show="replace"><text:span text:style-name="T67">https://www.re</text:span><text:bookmark-start text:name="_Hlt86221073"/><text:bookmark-start text:name="_Hlt86221074"/><text:span text:style-name="T68">s</text:span><text:bookmark-end text:name="_Hlt86221073"/><text:bookmark-end text:name="_Hlt86221074"/><text:span text:style-name="T69">earchgate.net/publication/316600552_Case_Study-_Entry_of_Starbucks_in_Indian_Market</text:span></text:a><text:span text:style-name="T70"><text:line-break/></text:span></text:p>
        </text:list-item>
        <text:list-item>
          <text:p text:style-name="P71"><text:span text:style-name="T72">Starbucks Marketing Analysis (2015):<text:s/></text:span><text:a xlink:href="https://www.semanticscholar.org/paper/Starbucks-Marketing-Analysis-Katerina/1d21b5743764f3196cddcb95925059695dad6eeb" office:target-frame-name="_top" xlink:show="replace"><text:span text:style-name="T73">https://www.</text:span><text:bookmark-start text:name="_Hlt86221081"/><text:bookmark-start text:name="_Hlt86221082"/><text:span text:style-name="T74">s</text:span><text:bookmark-end text:name="_Hlt86221081"/><text:bookmark-end text:name="_Hlt86221082"/><text:span text:style-name="T75">emanticscholar.org/paper/Starbucks-Marketing-Analysis-Katerina/1d21b5743764f3196cddcb95925059695dad6eeb</text:span></text:a><text:span text:style-name="T76"><text:line-break/></text:span></text:p>
        </text:list-item>
        <text:list-item>
          <text:p text:style-name="P77"><text:span text:style-name="T78">Strategic Marketing: A Case Study of Starbucks (2015):<text:s/></text:span><text:a xlink:href="https://www.slideshare.net/YeeJieNg/bumkt6923grouppresentation" office:target-frame-name="_top" xlink:show="replace"><text:span text:style-name="T79">https://www.slideshare.net/YeeJieNg/bumkt6923groupprese</text:span><text:bookmark-start text:name="_Hlt86221094"/><text:bookmark-start text:name="_Hlt86221095"/><text:span text:style-name="T80">n</text:span><text:bookmark-end text:name="_Hlt86221094"/><text:bookmark-end text:name="_Hlt86221095"/><text:span text:style-name="T81">tation</text:span></text:a><text:span text:style-name="T82"><text:line-break/></text:span></text:p>
        </text:list-item>
        <text:list-item>
          <text:p text:style-name="P83"><text:span text:style-name="T84">Strategic Analysis of Starbucks Corporation (2014):<text:s/></text:span><text:a xlink:href="https://scholar.harvard.edu/files/nithingeereddy/files/starbucks_case_analysis.pdf" office:target-frame-name="_top" xlink:show="replace"><text:span text:style-name="T85">https://scholar.harvard.edu/</text:span><text:span text:style-name="T86">files/nithingeereddy/fil</text:span><text:bookmark-start text:name="_Hlt86221105"/><text:bookmark-start text:name="_Hlt86221106"/><text:span text:style-name="T87">e</text:span><text:bookmark-end text:name="_Hlt86221105"/><text:bookmark-end text:name="_Hlt86221106"/><text:span text:style-name="T88">s/starbucks_case_analysis.pdf</text:span></text:a><text:span text:style-name="T89"><text:line-break/></text:span></text:p>
        </text:list-item>
        <text:list-item>
          <text:p text:style-name="P90">Other links:</text:p>
        </text:list-item>
      </text:list>
      <text:list text:style-name="WWNum3">
        <text:list-item>
          <text:p text:style-name="P91"><text:a xlink:href="http://science.knote.com/2014/10/28/starbucks-productivity-secrets/" office:target-frame-name="_top" xlink:show="replace"><text:span text:style-name="T92">http://science.knote.com/2014/10/28/starbucks-productivity-secrets/</text:span></text:a></text:p>
        </text:list-item>
        <text:list-item>
          <text:p text:style-name="P93"><text:a xlink:href="http://panmore.com/starbucks-coffee-operations-management-10-decisions-areas-productivity" office:target-frame-name="_top" xlink:show="replace"><text:span text:style-name="T94">http://panmore.com/starbucks-coffee-operations-management-10-decisions-areas-productivity</text:span></text:a></text:p>
        </text:list-item>
        <text:list-item>
          <text:p text:style-name="P95"><text:a xlink:href="https://www.businessinsider.in/retail/5-ways-Starbucks-entices-you-to-spend-more-money/articleshow/46239542.cms" office:target-frame-name="_top" xlink:show="replace"><text:span text:style-name="T96">https://www.businessinsider.in/retail/5-ways-Starbucks-entices-you-to-spend-more-money/articleshow/46239542.cms</text:span></text:a><text:span text:style-name="T97"><text:s text:c="2"/></text:span></text:p>
        </text:list-item>
        <text:list-item>
          <text:p text:style-name="P98"><text:a xlink:href="https://www.business-standard.com/article/companies/starbucks-steps-up-its-india-game-116020301281_1.html" office:target-frame-name="_top" xlink:show="replace"><text:span text:style-name="T99">https://www.business-standard.com/article/companies/starbucks-steps-up-its-india-game-116020301281_1.html</text:span></text:a></text:p>
        </text:list-item>
      </text:list>
      <text:soft-page-break/>
      <text:p text:style-name="P100"><text:span text:style-name="T101">Questions on Product</text:span></text:p>
      <text:p text:style-name="P102"><text:span text:style-name="T103">Q1:</text:span><text:span text:style-name="T104"><text:s/>What is the core product of Starbucks?</text:span></text:p>
      <text:p text:style-name="P105"><text:span text:style-name="T106">A1:</text:span><text:span text:style-name="T107"><text:s/></text:span><text:span text:style-name="T108">Starbucks lifestyle, sophisticated trendy community</text:span></text:p>
      <text:p text:style-name="P109"><text:span text:style-name="T110">Q2:</text:span><text:span text:style-name="T111"><text:s/>What are<text:s/></text:span><text:span text:style-name="T112">the actual and augmented products of Starbucks?</text:span></text:p>
      <text:p text:style-name="P113"><text:span text:style-name="T114">A2:</text:span><text:span text:style-name="T115"><text:s/></text:span><text:span text:style-name="T116">Actual products include physical good,<text:s/></text:span><text:span text:style-name="T117">Starbucks</text:span><text:span text:style-name="T118"><text:s/>brand and elegant yet comfortable store layout.<text:s/></text:span><text:span text:style-name="T119">Augmented</text:span><text:span text:style-name="T120"><text:s/>product level offers free wi-fi, Starbucks Duetto visa card and in-store music download</text:span></text:p>
      <text:p text:style-name="P121"><text:span text:style-name="T122">Q3:</text:span><text:span text:style-name="T123"><text:s/>What</text:span><text:span text:style-name="T124"><text:s/>are the various product categories offered by Starbucks?</text:span></text:p>
      <text:p text:style-name="P125"><text:span text:style-name="T126">A3:</text:span><text:span text:style-name="T127"><text:s/></text:span></text:p>
      <text:list text:style-name="LFO9" text:continue-numbering="true">
        <text:list-item>
          <text:p text:style-name="P128">Coffee</text:p>
        </text:list-item>
        <text:list-item>
          <text:p text:style-name="P129">Tea</text:p>
        </text:list-item>
        <text:list-item>
          <text:p text:style-name="P130">Baked goods</text:p>
        </text:list-item>
        <text:list-item>
          <text:p text:style-name="P131">Frappuccino</text:p>
        </text:list-item>
        <text:list-item>
          <text:p text:style-name="P132">Smoothies</text:p>
        </text:list-item>
        <text:list-item>
          <text:p text:style-name="P133">Other foods and beverages</text:p>
        </text:list-item>
        <text:list-item>
          <text:p text:style-name="P134">Merchandise (mugs, instant coffee, etc.)</text:p>
        </text:list-item>
      </text:list>
      <text:p text:style-name="P135"><text:span text:style-name="T136">Q4:</text:span><text:span text:style-name="T137"><text:s/>How has Starbucks adapted its product offering to suit the Indian market?</text:span></text:p>
      <text:p text:style-name="P138"><text:span text:style-name="T139">A4:</text:span><text:span text:style-name="T140"><text:s/></text:span><text:span text:style-name="T141">Starbucks generally preferred a strategy of premium prices, using a menu and store layout somewhat modified for local tastes to suit Indian market</text:span></text:p>
      <text:p text:style-name="P142"><text:span text:style-name="T143">Q5:</text:span><text:span text:style-name="T144"><text:s/>How has Starbucks introduced healthy products in its range?</text:span></text:p>
      <text:p text:style-name="P145"><text:span text:style-name="T146">A5:</text:span><text:span text:style-name="T147"><text:s/></text:span><text:span text:style-name="T148">-</text:span><text:span text:style-name="T149"><text:s/>Starbucks Refreshers™ beverages brand platform is an evolution of the coffee market using a new breakthrough coffee experience using<text:s/></text:span><text:span text:style-name="T150">green coffee extract</text:span><text:span text:style-name="T151">, resulting in thirst-quenching, delicious,<text:s/></text:span><text:span text:style-name="T152">low-calorie</text:span><text:span text:style-name="T153"><text:s/>refreshment with a boost of natural energy from caffeine and fruit juice.</text:span></text:p>
      <text:p text:style-name="P154"><text:span text:style-name="T155">Q6:</text:span><text:span text:style-name="T156"><text:s/>Mention an innovation by Starbucks with regard to an existing product.</text:span></text:p>
      <text:p text:style-name="P157"><text:span text:style-name="T158">A6:</text:span><text:span text:style-name="T159"><text:s/></text:span><text:span text:style-name="T160">The launch of new products such as<text:s/></text:span><text:span text:style-name="T161">Starbucks VIA® Ready Brew, Starbucks® Blonde Roast Coffees and customizable Frappuccin</text:span><text:span text:style-name="T162">o are great examples of how they have experimented with coffee</text:span></text:p>
      <text:soft-page-break/>
      <text:p text:style-name="P163"><text:span text:style-name="T164">Q7:</text:span><text:span text:style-name="T165"><text:s/>What are some partnerships that Starbucks has entered, from the point of view of product?</text:span></text:p>
      <text:p text:style-name="P166"><text:span text:style-name="T167">A7:</text:span><text:span text:style-name="T168"><text:s/></text:span><text:span text:style-name="T169">All espressos sold in Indian outlets are made from Indian roasted coffee beans supplied by<text:s/></text:span><text:span text:style-name="T170">Tata Coffee</text:span><text:span text:style-name="T171">. Starbucks also sells<text:s/></text:span><text:span text:style-name="T172">Himalayan</text:span><text:span text:style-name="T173"><text:s/>bottled mineral water</text:span></text:p>
      <text:p text:style-name="P174"/>
      <text:p text:style-name="P175"/>
      <text:soft-page-break/>
      <text:p text:style-name="P176"><text:span text:style-name="T177">Questions on Price</text:span></text:p>
      <text:p text:style-name="P178"><text:span text:style-name="T179">Q1:</text:span><text:span text:style-name="T180"><text:s/>What is<text:s/></text:span><text:span text:style-name="T181">the most expensive coffee that Starbucks in CP sells?</text:span></text:p>
      <text:p text:style-name="P182"><text:span text:style-name="T183">A1:</text:span><text:span text:style-name="T184"><text:s/></text:span><text:span text:style-name="T185">Caramel Praline Latte</text:span></text:p>
      <text:p text:style-name="P186"><text:span text:style-name="T187">Q2:</text:span><text:span text:style-name="T188"><text:s text:c="2"/>What is the least expensive coffee that Starbucks in CP sells?</text:span></text:p>
      <text:p text:style-name="P189"><text:span text:style-name="T190">A2:</text:span><text:span text:style-name="T191"><text:s/>-</text:span><text:span text:style-name="T192">Expresso</text:span></text:p>
      <text:p text:style-name="P193"><text:span text:style-name="T194">Q3:</text:span><text:span text:style-name="T195"><text:s/>Which of the following pricing strategies does Starbucks follow? Justify your answer.</text:span></text:p>
      <text:list text:style-name="WWNum2">
        <text:list-item>
          <text:p text:style-name="P196">Economy pricing strategy</text:p>
        </text:list-item>
        <text:list-item>
          <text:p text:style-name="P197">Penetration pricing strategy</text:p>
        </text:list-item>
        <text:list-item>
          <text:p text:style-name="P198">Skimming pricing strategy</text:p>
        </text:list-item>
        <text:list-item>
          <text:p text:style-name="P199">Premium pricing strategy</text:p>
        </text:list-item>
      </text:list>
      <text:p text:style-name="P200"><text:span text:style-name="T201">A3:</text:span><text:span text:style-name="T202"><text:s/></text:span><text:span text:style-name="T203">Starbucks follow a premium pricing strategy as never compromising on the quality of product they offer.</text:span></text:p>
      <text:soft-page-break/>
      <text:p text:style-name="P204"><text:span text:style-name="T205">Questions on Place</text:span></text:p>
      <text:p text:style-name="P206"><text:span text:style-name="T207">Q1:</text:span><text:span text:style-name="T208"><text:s/>How many cities in India have at least one Starbucks store?</text:span></text:p>
      <text:p text:style-name="P209"><text:span text:style-name="T210">A1:</text:span><text:span text:style-name="T211"><text:s/></text:span><text:span text:style-name="T212">24</text:span></text:p>
      <text:p text:style-name="P213"><text:span text:style-name="T214">Q2:</text:span><text:span text:style-name="T215"><text:s/>What is the total number of Starbucks stores in India?</text:span></text:p>
      <text:p text:style-name="P216"><text:span text:style-name="T217">A2:</text:span><text:span text:style-name="T218"><text:s/></text:span><text:span text:style-name="T219">219</text:span></text:p>
      <text:p text:style-name="P220"><text:span text:style-name="T221">Q3:</text:span><text:span text:style-name="T222"><text:s/>Which cities in India tend to have a Starbucks store? Why?</text:span></text:p>
      <text:p text:style-name="P223"><text:span text:style-name="T224">A3:</text:span><text:span text:style-name="T225"><text:s/></text:span><text:span text:style-name="T226">More stores<text:s/></text:span><text:span text:style-name="T227">are in</text:span><text:span text:style-name="T228"><text:s/>cities which are high trafficked, and high-visibility area.</text:span></text:p>
      <text:p text:style-name="P229"><text:span text:style-name="T230">Q4:</text:span><text:span text:style-name="T231"><text:s/>Mention an innovation by Starbucks<text:s/></text:span><text:span text:style-name="T232">regarding</text:span><text:span text:style-name="T233"><text:s/>its store<text:s/></text:span><text:span text:style-name="T234">strategy.</text:span></text:p>
      <text:p text:style-name="P235"><text:span text:style-name="T236">A4:</text:span><text:span text:style-name="T237"><text:s/></text:span><text:span text:style-name="T238">Flagship store in Hyderabad – is designed with the elements of Hyderabadi pearls. The flagship store in Pune has copper elements because the city has a history with copper. It can be noted that no two Starbucks stores look similar, and the flagship ones are where a lot of local inspiration can be seen.</text:span></text:p>
      <text:p text:style-name="P239"><text:span text:style-name="T240">Q5:</text:span><text:span text:style-name="T241"><text:s/>What are some partnerships that Starbucks has entered, from the point of view of the place?</text:span></text:p>
      <text:p text:style-name="P242"><text:span text:style-name="T243">A5:</text:span><text:span text:style-name="T244"><text:s/></text:span><text:span text:style-name="T245">Starbucks joint venture with Tata Global Beverages, called Tata Starbucks Ltd., which would own and operate outlets branded "Starbucks, A Tata Alliance" helping to operate in India.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soft-page-break/>
      <text:p text:style-name="P257"><text:span text:style-name="T258">Questions on Promotion</text:span></text:p>
      <text:p text:style-name="P259"><text:span text:style-name="T260">Q1:</text:span><text:span text:style-name="T261"><text:s/>What is the primary means of promotion for Starbucks?</text:span></text:p>
      <text:p text:style-name="P262"><text:span text:style-name="T263">A1:</text:span><text:span text:style-name="T264"><text:s/></text:span><text:span text:style-name="T265">Starbucks Corporation promotes its products through interpersonal relations and communications, although advertising is also part of the promotional approach</text:span></text:p>
      <text:p text:style-name="P266"><text:span text:style-name="T267">Q2:</text:span><text:span text:style-name="T268"><text:s/>How does Starbucks go about executing its primary means of promotion?</text:span></text:p>
      <text:p text:style-name="P269"><text:span text:style-name="T270">A2:</text:span><text:span text:style-name="T271"><text:s/></text:span><text:span text:style-name="T272"><text:s/></text:span><text:span text:style-name="T273">In this case, Starbucks’ promotional mix is as follows:</text:span></text:p>
      <text:list text:style-name="LFO10" text:continue-numbering="true">
        <text:list-item>
          <text:p text:style-name="P274">Word-of-mouth marketing</text:p>
        </text:list-item>
        <text:list-item>
          <text:p text:style-name="P275">Advertising</text:p>
        </text:list-item>
        <text:list-item>
          <text:p text:style-name="P276">Sales promotions</text:p>
        </text:list-item>
        <text:list-item>
          <text:p text:style-name="P277">Public relations</text:p>
        </text:list-item>
      </text:list>
      <text:p text:style-name="P278"><text:span text:style-name="T279">Q3:</text:span><text:span text:style-name="T280"><text:s/>What is meant by ‘Third Place’ in the context of the marketing strategy of Starbucks?</text:span></text:p>
      <text:p text:style-name="P281"><text:span text:style-name="T282">A3:</text:span><text:span text:style-name="T283"><text:s/></text:span><text:span text:style-name="T284">The third place context meant by<text:s/></text:span><text:span text:style-name="T285">Starbucks</text:span><text:span text:style-name="T286"><text:s/>is to give <text:s/>the experience of a third place apart from home and work on which they can<text:s/></text:span><text:span text:style-name="T287">rely</text:span><text:span text:style-name="T288">.<text:s/></text:span><text:span text:style-name="T289"> </text:span></text:p>
      <text:p text:style-name="P290"><text:span text:style-name="T291">Q4:</text:span><text:span text:style-name="T292"><text:s/>What is meant b</text:span><text:span text:style-name="T293">y ‘Fourth Place” in the context of the marketing strategy of Starbucks?</text:span></text:p>
      <text:p text:style-name="P294"><text:span text:style-name="T295">A4:</text:span><text:span text:style-name="T296"><text:s/></text:span><text:span text:style-name="T297">The fourth place</text:span><text:span text:style-name="T298"><text:line-break/></text:span><text:span text:style-name="T299">To this third-place strategy, Starbucks is now adding one more dimension: digital.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soft-page-break/>
      <text:p text:style-name="P314"><text:span text:style-name="T315">Questions on People</text:span></text:p>
      <text:p text:style-name="P316"><text:span text:style-name="T317">Q1:<text:s/></text:span><text:span text:style-name="T318">What are the primary target customer segments for Starbucks?</text:span></text:p>
      <text:p text:style-name="P319"><text:span text:style-name="T320">A1:</text:span><text:span text:style-name="T321"><text:s/></text:span><text:span text:style-name="T322">Based on demographic segmentation<text:s/></text:span><text:span text:style-name="T323">Starbucks</text:span><text:span text:style-name="T324"><text:s/>focuses on men and women of age between 25-44.</text:span></text:p>
      <text:p text:style-name="P325"><text:span text:style-name="T326">Q2:</text:span><text:span text:style-name="T327"><text:s/>What is the<text:s/></text:span><text:span text:style-name="T328">connection between the target customer segments for Starbucks and its choice of price and place?</text:span></text:p>
      <text:p text:style-name="P329"><text:span text:style-name="T330">A2:</text:span><text:span text:style-name="T331"><text:s/></text:span><text:span text:style-name="T332">All the stores<text:s/></text:span><text:span text:style-name="T333">are in</text:span><text:span text:style-name="T334"><text:s/>trafficked cities near to offices and colleges.</text:span></text:p>
      <text:p text:style-name="P335"><text:span text:style-name="T336">Q3:</text:span><text:span text:style-name="T337"><text:s/>What are Starbucks employees called?</text:span></text:p>
      <text:p text:style-name="P338"><text:span text:style-name="T339">A3:</text:span><text:span text:style-name="T340"><text:s/></text:span><text:span text:style-name="T341">All the employees in<text:s/></text:span><text:span text:style-name="T342">Starbucks</text:span><text:span text:style-name="T343"><text:s/>are called partners.</text:span></text:p>
      <text:p text:style-name="P344"><text:span text:style-name="T345">Q4:</text:span><text:span text:style-name="T346"><text:s/>Mention an innovation by Starbucks<text:s/></text:span><text:span text:style-name="T347">regarding</text:span><text:span text:style-name="T348"><text:s/>its employee training.</text:span></text:p>
      <text:p text:style-name="P349"><text:span text:style-name="T350">A4:</text:span><text:span text:style-name="T351"><text:s/></text:span><text:span text:style-name="T352">L&amp;D leaders at Starbucks have created a new hire training program that utilizes the 70/20/10 approach. This means that 70 percent of partner training happens through on-the-job experience, 20 percent of training is acquired from feedback and mentorship from coaches, and 10 percent is learned through online e-learning modules.</text:span></text:p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><text:span text:style-name="T369">Questions on Physical Evidence</text:span></text:p>
      <text:p text:style-name="P370"><text:span text:style-name="T371">Q1:</text:span><text:span text:style-name="T372"><text:s/>How does the Starbucks store layout contribute to its marketing strategy?</text:span></text:p>
      <text:p text:style-name="P373"><text:span text:style-name="T374">A1:</text:span><text:span text:style-name="T375"><text:s/></text:span><text:span text:style-name="T376">For instance, their flagship store in Hyderabad – is designed with the<text:s/></text:span><text:span text:style-name="T377">elements of</text:span><text:span text:style-name="T378"><text:s/>Hyderabadi pearls. The flagship store in Pune has copper elements because the city has a history with copper. It can be noted that no two Starbucks stores look similar, and the flagship ones are where a lot of local inspiration can be seen</text:span><text:span text:style-name="T379"><text:line-break/></text:span></text:p>
      <text:p text:style-name="P380"><text:span text:style-name="T381">Q2:</text:span><text:span text:style-name="T382"><text:s/>What is the<text:s/></text:span><text:span text:style-name="T383">Starbucks logo?</text:span></text:p>
      <text:p text:style-name="P384"><text:span text:style-name="T385">A2:</text:span><text:span text:style-name="T386"><text:s/></text:span><text:span text:style-name="T387">logo was designed that featured a two-tailed mermaid, to reflect the sailing traditions of the first coffee merchants</text:span><text:span text:style-name="T388"><text:s/></text:span></text:p>
      <text:p text:style-name="P389"><text:span text:style-name="T390">Q3:</text:span><text:span text:style-name="T391"><text:s/>Has the Starbucks logo evolved over time?</text:span></text:p>
      <text:p text:style-name="P392"><text:span text:style-name="T393">A3:</text:span><text:span text:style-name="T394"><text:s/></text:span><text:span text:style-name="T395">Starbucks' logo has gone through two previous shifts, most dramatically in 1987, when Starbucks turned a brown woodcut into a green and black image. It dropped "tea" and "spices" from the text and changed the siren from a 16th-century Norse woodcut to a more stylized black-and-white graphic.</text:span></text:p>
      <text:p text:style-name="P396"><text:span text:style-name="T397">Q4:</text:span><text:span text:style-name="T398"><text:s/>Can the Starbucks app be considered part of physical evidence in the 7 Ps framework? Justify your answer.</text:span></text:p>
      <text:p text:style-name="P399"><text:span text:style-name="T400">A4:</text:span><text:span text:style-name="T401"><text:s/></text:span><text:span text:style-name="T402">Starbucks aims to address the 7Ps of Starbuck which stand for product, price, place, promotion, process, people, and physical evidence.</text:span></text:p>
      <text:p text:style-name="P403">Products of Starbucks</text:p>
      <text:p text:style-name="P404">Starbucks offers its customers a very good number of food and drink options.</text:p>
      <text:p text:style-name="P405">Prices and pricing strategy of Starbucks</text:p>
      <text:p text:style-name="P406">There are<text:s/>several<text:s/>pricing strategies available to organisations. Premium, cost-plus, loss leader, and<text:s/>going rate<text:s/>are some of the popular pricing strategies. Starbucks uses a premium pricing strategy.</text:p>
      <text:p text:style-name="P407">Place/distribution channels of Starbucks</text:p>
      <text:p text:style-name="P408">Starbucks offers most of its products through Starbucks cafés. It operates in 80 countries and has over 32,646 stores</text:p>
      <text:p text:style-name="P409">Promotional strategies of Starbucks</text:p>
      <text:soft-page-break/>
      <text:p text:style-name="P410">Starbucks makes use of a number of promotional strategies to communicate with its stakeholders. For example, it spent $245.7 million on advertising in 2019, and $258.8 million in 2020</text:p>
      <text:p text:style-name="P411">People of Starbucks</text:p>
      <text:p text:style-name="P412">Starbucks already has a massive workforce. After a challenging time in 2020, it has started hiring people in many countries. It is an equal opportunity employer and is committed to building a diverse workforce.</text:p>
      <text:p text:style-name="P413">Processes in Starbucks</text:p>
      <text:p text:style-name="P414">Each Starbucks business function goes through a process. Let us take customer service process as an example. Starbucks is often a very busy place, and employees need to serve customers as efficiently as possible.</text:p>
      <text:p text:style-name="P415">Physical environment of Starbucks</text:p>
      <text:p text:style-name="P416">Physical environment of Starbucks includes but not limited to its store designs, logo, coffee cups, and napkins. Starbucks offers customers an inviting atmosphere. It has adopted a new approach to store designs.</text:p>
      <text:p text:style-name="P417"/>
      <text:p text:style-name="P418"/>
      <text:p text:style-name="P419"/>
      <text:soft-page-break/>
      <text:p text:style-name="P420"><text:span text:style-name="T421">Questions on Process</text:span></text:p>
      <text:p text:style-name="P422"><text:span text:style-name="T423">Q1:</text:span><text:span text:style-name="T424"><text:s/>What is the process improvement philosophy that Starbucks adopted a decade ago to improve its productivity?</text:span></text:p>
      <text:p text:style-name="P425"><text:span text:style-name="T426">A1:</text:span><text:s/>Starbucks adopted Lean Six Sigma, the methodology behind the science of optimizing retail operations behind Starbucks success – </text:p>
      <text:p text:style-name="P427">Lean Six Sigma Implementation</text:p>
      <text:list text:style-name="LFO11" text:continue-numbering="true">
        <text:list-item>
          <text:p text:style-name="P428">Consumerism – marketing and ways how business tailor to customer experience</text:p>
        </text:list-item>
        <text:list-item>
          <text:p text:style-name="P429">The Art and Science of Persuasion and Admiration</text:p>
        </text:list-item>
        <text:list-item>
          <text:p text:style-name="P430">Change from Practicality to an ‘Experience’ – the Experience should be efficient, personalized, honest</text:p>
        </text:list-item>
        <text:list-item>
          <text:p text:style-name="P431">Operation without waste of time and resource for producer as well as consumer</text:p>
        </text:list-item>
      </text:list>
      <text:p text:style-name="P432"/>
      <text:p text:style-name="P433"><text:span text:style-name="T434">Q2:</text:span><text:span text:style-name="T435"><text:s/>What are some of the key metrics that S</text:span><text:span text:style-name="T436">tarbucks uses to measure in-store productivity?</text:span></text:p>
      <text:p text:style-name="P437"><text:span text:style-name="T438">A2:</text:span><text:span text:style-name="T439"><text:s/></text:span><text:span text:style-name="T440">1. Design of Goods and Services</text:span></text:p>
      <text:list text:style-name="WWNum4" text:continue-numbering="true">
        <text:list-item>
          <text:p text:style-name="P441">Quality Management</text:p>
        </text:list-item>
        <text:list-item>
          <text:p text:style-name="P442">Process and capacity design</text:p>
        </text:list-item>
        <text:list-item>
          <text:p text:style-name="P443">Location Strategy</text:p>
        </text:list-item>
        <text:list-item>
          <text:p text:style-name="P444">Layout Design and Strategy</text:p>
        </text:list-item>
        <text:list-item>
          <text:p text:style-name="P445">Job Design and Human Resources</text:p>
        </text:list-item>
        <text:list-item>
          <text:p text:style-name="P446">Supply chain management</text:p>
        </text:list-item>
        <text:list-item>
          <text:p text:style-name="P447">Inventory management</text:p>
        </text:list-item>
        <text:list-item>
          <text:p text:style-name="P448">Scheduling</text:p>
        </text:list-item>
        <text:list-item>
          <text:p text:style-name="P449">Maintenance</text:p>
        </text:list-item>
      </text:list>
      <text:p text:style-name="P4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neA" style:display-name="None A" style:family="text">
      <style:text-properties fo:language="en" fo:country="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tru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rachi Gupta</dc:creator>
    <meta:creation-date>2020-09-25T14:05:00Z</meta:creation-date>
    <dc:date>2021-10-27T05:21:00Z</dc:date>
    <meta:template xlink:href="Normal" xlink:type="simple"/>
    <meta:editing-cycles>5</meta:editing-cycles>
    <meta:editing-duration>PT79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5" meta:word-count="1877" meta:character-count="12555" meta:row-count="89" meta:non-whitespace-character-count="10703"/>
  </office:meta>
</office:document-meta>
</file>